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8D623C5F287E0076.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andard Nib Handwritten" svg:font-family="'Standard Nib Handwritten'" style:font-pitch="variable"/>
    <style:font-face style:name="Standard Nib Handwritten " svg:font-family="'Standard Nib Handwritte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Standard Nib Handwritten " fo:font-size="26.7999992370605pt" officeooo:rsid="0015fc6f" officeooo:paragraph-rsid="0015fc6f" style:font-size-asian="26.7999992370605pt" style:font-size-complex="26.7999992370605pt"/>
    </style:style>
    <style:style style:name="P2" style:family="paragraph" style:parent-style-name="Standard" style:list-style-name="L2">
      <style:paragraph-properties fo:margin-left="0in" fo:margin-right="0in" fo:text-indent="0in" style:auto-text-indent="false"/>
      <style:text-properties style:font-name="Standard Nib Handwritten " fo:font-size="26.7999992370605pt" officeooo:rsid="0015fc6f" officeooo:paragraph-rsid="0020bbb8" style:font-size-asian="26.7999992370605pt" style:font-size-complex="26.7999992370605pt"/>
    </style:style>
    <style:style style:name="T1" style:family="text">
      <style:text-properties fo:font-weight="bold" style:font-weight-asian="bold" style:font-weight-complex="bold"/>
    </style:style>
    <style:style style:name="T2" style:family="text">
      <style:text-properties officeooo:rsid="0020bb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urnal entry #41: Notes on The Void</text:p>
      <text:p text:style-name="P1"/>
      <text:p text:style-name="P1">The Void got its name as the people and objects that enter rarely leave. It's like a gyre that pulls in anything that gets too near. Even information rarely escapes its spiraling maw. It's not like nothing is known about it, more like the little that is known about it is riddled with uncertainty and mystery. The merchants of the New Territories that regularly trade with The Void know little more than the straightforward routes they take to the edge of the city, the names of those they trade with—<text:span text:style-name="T2">i</text:span>f those even are their real names—<text:span text:style-name="T2">a</text:span>nd prices the buyers are willing to trade for their goods. They, the merchants, rarely, if ever, wander into the city's depths, and if they do, it's always during the day, while most of The Void's citizens are sleeping.</text:p>
      <text:p text:style-name="P1"/>
      <text:p text:style-name="P1">The rumors in the New Territories vary. What is known for sure is that The Void governs itself and that said governance is distributed. In other words, there is no centralized authority; no law or enforcers as the New Territories—and the rest of the world for that matter—<text:span text:style-name="T2">a</text:span>re used to. Rather, The Void keeps itself from descending into anarchy via emergent properties of its residents' personalities: the altruism of the kind individuals that look out for one another, the necessary hierarchies that form as a part of the cit<text:span text:style-name="T2">y’s </text:span>organized crime, etc. As you might imagine, this attracts certain types of people. I like to separate them into five categories, though oftentimes people fall into more than one:</text:p>
      <text:p text:style-name="P1"/>
      <text:list xml:id="list561046726" text:style-name="L2">
        <text:list-item>
          <text:p text:style-name="P2"><text:span text:style-name="T1">Innocents</text:span> – Those who want to live a quiet, happy life. Many that fall into this category are too poor to live in the New <text:span text:style-name="T2">Territories.</text:span> They move to The Void for the cheap, tax-free housing. </text:p>
        </text:list-item>
        <text:list-item>
          <text:p text:style-name="P2"><text:span text:style-name="T1">Altered</text:span> – <text:span text:style-name="T2">T</text:span>he altered are known to congregate here. This is mostly because of the general social attitude towards them in the New Territories. The altered are <text:soft-page-break/>those with non-natural abilities or augments: magical abilities, biohacker implants, etc. See diary entry #39 for details.</text:p>
        </text:list-item>
        <text:list-item>
          <text:p text:style-name="P2"><text:span text:style-name="T1">Explorers</text:span> – <text:span text:style-name="T2">T</text:span>hese people are drawn in by the mystery and legends of The Void. Some seek the rare, expensive objects that have disappeared behind The Void's borders. Others are more interested in the mysteries surrounding the city. I'd put bounty hunters in this category as well: seeking people, or their remains, who are wanted in the New Territories and have escaped into The Void. </text:p>
        </text:list-item>
        <text:list-item>
          <text:p text:style-name="P2"><text:span text:style-name="T1">Entrepreneurs –</text:span> <text:span text:style-name="T2">T</text:span>he Void's lack of taxes and total relaxation of laws attracts many different kinds of unique business opportunities. From producing extremely cheap goods to new medications and <text:span text:style-name="T2">t</text:span>echnological advances, business ventures in The Void form an ever growing list. Of course, the lack of laws attracts other, more sinister business as well, which leads to the last category.</text:p>
        </text:list-item>
        <text:list-item>
          <text:p text:style-name="P2"><text:span text:style-name="T1">Criminals</text:span> – <text:span text:style-name="T2">T</text:span>he lack of laws, relative mystery, and dense urban layout of the city make it the perfect place for criminals and fugitives. </text:p>
        </text:list-item>
      </text:list>
      <text:p text:style-name="P1"/>
      <text:p text:style-name="P1">As you might imagine, The Void is criticized more often than praised by the citizens of the New Territories. Most consider it an impious, terrible place. A place where magic and scientific endeavors can be pursued without repercussion. Yet, none of them deny the city's beauty: the multicolored lights that dance with the mist and fog that roll down from the mountains every evening; the intricate labyrinth of streets, alleys, secret passageways, and make-shift, high-rise pathways that dissect what would otherwise be one, giant, monolithic building; the way the city pulses and churns with light and energy against the darkness as its citizens, in an analogous fashion, provide a pressure that staves off the ever-looming threat of societal collapse and descent into total chaos. It's beautiful and awe-inspiring like a terrific thunderstorm or the raging ocean.</text:p>
      <text:p text:style-name="P1"/>
      <text:p text:style-name="P1">I've always been warned against heading into The Void. But ... it's so tempt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andard Nib Handwritten" svg:font-family="'Standard Nib Handwritten'" style:font-pitch="variable"/>
    <style:font-face style:name="Standard Nib Handwritten " svg:font-family="'Standard Nib Handwritte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rchment_20_Paper" draw:display-name="Parchment Paper" xlink:href="Pictures/1000000000000200000002008D623C5F287E0076.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archment_20_Paper" draw:opacity="85%" draw:fill-image-width="0in" draw:fill-image-height="0in" style:repeat="repeat" draw:fill-image-ref-point-x="0%" draw:fill-image-ref-point-y="0%" draw:fill-image-ref-point="center" draw:tile-repeat-offset="0% vertical" style:footnote-max-height="0in">
        <style:background-image xlink:href="Pictures/1000000000000200000002008D623C5F287E0076.jp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8T18:55:05.594291876</meta:creation-date>
    <dc:date>2023-09-08T19:49:21.991351081</dc:date>
    <meta:editing-duration>PT23M57S</meta:editing-duration>
    <meta:editing-cycles>8</meta:editing-cycles>
    <meta:generator>LibreOffice/6.3.2.2$Linux_X86_64 LibreOffice_project/98b30e735bda24bc04ab42594c85f7fd8be07b9c</meta:generator>
    <meta:document-statistic meta:table-count="0" meta:image-count="0" meta:object-count="0" meta:page-count="2" meta:paragraph-count="10" meta:word-count="643" meta:character-count="3829" meta:non-whitespace-character-count="3197"/>
  </office:meta>
</office:document-meta>
</file>